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MLStrongElementImpl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StrongElementImpl.setId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StrongElementImpl.WMLStrongElementImpl( WMLDocumentImpl owner ,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StrongElementImpl.setClassNam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StrongElement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StrongElementImpl.setXmlLang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StrongElementImpl.getXmlLa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